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370000002E33E9EF41.png"/>
  <manifest:file-entry manifest:media-type="image/png" manifest:full-path="Pictures/100000000000002B00000034AFD31B7E.png"/>
  <manifest:file-entry manifest:media-type="image/png" manifest:full-path="Pictures/10000000000000300000003339CD92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979cm" style:rel-column-width="3771*"/>
    </style:style>
    <style:style style:name="表1.B" style:family="table-column">
      <style:table-column-properties style:column-width="16.034cm" style:rel-column-width="61764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979cm" style:rel-column-width="3771*"/>
    </style:style>
    <style:style style:name="表3.B" style:family="table-column">
      <style:table-column-properties style:column-width="16.034cm" style:rel-column-width="61764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6.034cm" style:rel-column-width="61764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</style:style>
    <style:style style:name="P4" style:family="paragraph" style:parent-style-name="Text_20_body">
      <style:text-properties fo:font-size="15pt" style:font-size-asian="15pt" style:font-size-complex="15pt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font-size="15pt" fo:background-color="#00ff66" style:font-size-asian="15pt" style:font-size-complex="15pt"/>
    </style:style>
    <style:style style:name="P9" style:family="paragraph" style:parent-style-name="Standard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10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style:language-asian="ja" style:country-asian="JP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font-size="15pt" fo:background-color="#00ff66" style:font-size-asian="15pt" style:font-size-complex="15pt"/>
    </style:style>
    <style:style style:name="P15" style:family="paragraph" style:parent-style-name="Text_20_body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text-properties fo:font-size="16pt" style:font-size-asian="16pt" style:font-size-complex="16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</style:style>
    <style:style style:name="T1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language-asian="ja" style:country-asian="JP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size-asian="16pt" style:font-size-complex="16pt"/>
    </style:style>
    <style:style style:name="T5" style:family="text">
      <style:text-properties fo:font-size="15pt" fo:background-color="#00ff66" style:font-size-asian="15pt" style:font-size-complex="15pt"/>
    </style:style>
    <style:style style:name="T6" style:family="text">
      <style:text-properties fo:font-size="15pt" fo:background-color="#ffff99" style:font-size-asian="15pt" style:font-size-complex="15pt"/>
    </style:style>
    <style:style style:name="T7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6"/>
      <text:p text:style-name="P9"/>
      <text:p text:style-name="P2">------------------------------------------------------------</text:p>
      <text:p text:style-name="P3"><text:span text:style-name="T1">[20190811_101032]</text:span><text:line-break/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7">1</text:p>
          </table:table-cell>
          <table:table-cell table:style-name="表1.B1" office:value-type="string">
            <text:p text:style-name="Table_20_Contents"><text:span text:style-name="T5">Предполагается</text:span><text:span text:style-name="T6">]supposed </text:span><text:span text:style-name="T5">, что такая стратегия помогает</text:span><text:span text:style-name="T6">]help </text:span><text:span text:style-name="T5"><text:s/>бороться</text:span><text:span text:style-name="T6">]combat </text:span><text:span text:style-name="T5"><text:s/>с глобальным] потеплением, а также загрязнением окружающей среды.</text:span></text:p>
          </table:table-cell>
        </table:table-row>
        <table:table-row>
          <table:table-cell table:style-name="表1.A2" office:value-type="float" office:value="2">
            <text:p text:style-name="P7">2</text:p>
          </table:table-cell>
          <table:table-cell table:style-name="表1.B2" office:value-type="string">
            <text:p text:style-name="P8">AAA</text:p>
          </table:table-cell>
        </table:table-row>
        <table:table-row>
          <table:table-cell table:style-name="表1.A2" office:value-type="float" office:value="3">
            <text:p text:style-name="P7">3</text:p>
          </table:table-cell>
          <table:table-cell table:style-name="表1.B2" office:value-type="string">
            <text:p text:style-name="P8">AAA</text:p>
          </table:table-cell>
        </table:table-row>
      </table:table>
      <text:p text:style-name="Text_20_body"/>
      <text:p text:style-name="P4">[next] “Мин Ма и его коллеги”</text:p>
      <text:p text:style-name="Text_20_body"/>
      <text:p text:style-name="Standard"><text:bookmark text:name="docs-internal-guid-041e5d98-7fff-46c9-9eb5-54c65ed3a54e1"/><text:span text:style-name="T3">/ XXX]</text:span> </text:p>
      <text:p text:style-name="Text_20_body"/>
      <text:p text:style-name="P6"/>
      <text:p text:style-name="P9"/>
      <text:p text:style-name="P2">------------------------------------------------------------</text:p>
      <text:p text:style-name="P3"><text:span text:style-name="T4">[20190818_122818]</text:span><text:line-break/>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7">1</text:p>
          </table:table-cell>
          <table:table-cell table:style-name="表3.B1" office:value-type="string">
            <text:p text:style-name="P8">Мин Ма и его коллеги исследовали<text:span text:style-name="T7">]investigated</text:span> процессы, которые происходят<text:span text:style-name="T7">]Occur</text:span> на наноуровне<text:span text:style-name="T7">]nanolevel</text:span>,</text:p>
          </table:table-cell>
        </table:table-row>
        <table:table-row>
          <table:table-cell table:style-name="表3.A2" office:value-type="float" office:value="2">
            <text:p text:style-name="P7">2</text:p>
          </table:table-cell>
          <table:table-cell table:style-name="表3.B2" office:value-type="string">
            <text:p text:style-name="P8"><text:s/>когда в процессе электровосстановления<text:span text:style-name="T7">]electrical restoration</text:span> CO2 участвуют<text:span text:style-name="T7">]Participate</text:span> различные<text:span text:style-name="T7">]Different</text:span> металлы.</text:p>
          </table:table-cell>
        </table:table-row>
        <table:table-row>
          <table:table-cell table:style-name="表3.A2" office:value-type="float" office:value="3">
            <text:p text:style-name="P7">3</text:p>
          </table:table-cell>
          <table:table-cell table:style-name="表3.B2" office:value-type="string">
            <text:p text:style-name="P8"><text:s/>Например, использование<text:span text:style-name="T7">]Use</text:span> медных<text:span text:style-name="T7">]Copper</text:span> нанопроволок<text:span text:style-name="T7">]nanowire</text:span> приводит<text:span text:style-name="T7">]Leads</text:span> к получению<text:span text:style-name="T7">]Getting </text:span><text:s/>углеводородов<text:span text:style-name="T7">]Hydrocarbons</text:span>, </text:p>
          </table:table-cell>
        </table:table-row>
      </table:table>
      <text:p text:style-name="Text_20_body"/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7">1</text:p>
          </table:table-cell>
          <table:table-cell table:style-name="表4.B1" office:value-type="string">
            <text:p text:style-name="P8">а нанопористое<text:span text:style-name="T7">]nanoporous</text:span> серебро<text:span text:style-name="T7">]Silver</text:span> помогает<text:span text:style-name="T7">]Helps</text:span> получать<text:span text:style-name="T7">]Receive</text:span> монооксид<text:span text:style-name="T7">]monoxide</text:span> углерода<text:span text:style-name="T7">]Carbon</text:span> (CO).</text:p>
          </table:table-cell>
        </table:table-row>
        <table:table-row>
          <table:table-cell table:style-name="表4.A2" office:value-type="float" office:value="2">
            <text:p text:style-name="P7">2</text:p>
          </table:table-cell>
          <table:table-cell table:style-name="表4.B2" office:value-type="string">
            <text:p text:style-name="P8">Самое<text:span text:style-name="T7">]Most</text:span> важное<text:span text:style-name="T7">]Important</text:span>: этот процесс можно контролировать<text:span text:style-name="T7">]Control</text:span> и регулировать<text:span text:style-name="T7">]Adjust</text:span>,</text:p>
          </table:table-cell>
        </table:table-row>
        <table:table-row>
          <table:table-cell table:style-name="表4.A2" office:value-type="float" office:value="3">
            <text:p text:style-name="P7">3</text:p>
          </table:table-cell>
          <table:table-cell table:style-name="表4.B2" office:value-type="string">
            <text:p text:style-name="P8">изменяя<text:span text:style-name="T7">]Changing</text:span> длину<text:span text:style-name="T7">]Length</text:span> нанопроволок<text:span text:style-name="T7">]nanowire</text:span> и <text:soft-page-break/>электрический потенциал<text:span text:style-name="T7">]Potential</text:span>.</text:p>
          </table:table-cell>
        </table:table-row>
      </table:table>
      <text:p text:style-name="P5"/>
      <text:p text:style-name="P5">[next] “Таким образом ”</text:p>
      <text:p text:style-name="Text_20_body"/>
      <text:p text:style-name="Standard"><text:bookmark text:name="docs-internal-guid-041e5d98-7fff-46c9-9eb5-54c65ed3a54e2"/><text:span text:style-name="T3">/ XXX]</text:span> </text:p>
      <text:p text:style-name="P15"/>
      <text:p text:style-name="P6">@@@</text:p>
      <text:p text:style-name="P2">------------------------------------------------------------</text:p>
      <text:p text:style-name="P3"><text:span text:style-name="T4">[XXX]</text:span><text:line-break/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7">1</text:p>
          </table:table-cell>
          <table:table-cell table:style-name="表5.B1" office:value-type="string">
            <text:p text:style-name="P8">AAA</text:p>
          </table:table-cell>
        </table:table-row>
        <table:table-row>
          <table:table-cell table:style-name="表5.A2" office:value-type="float" office:value="2">
            <text:p text:style-name="P7">2</text:p>
          </table:table-cell>
          <table:table-cell table:style-name="表5.B2" office:value-type="string">
            <text:p text:style-name="P8">AAA</text:p>
          </table:table-cell>
        </table:table-row>
        <table:table-row>
          <table:table-cell table:style-name="表5.A2" office:value-type="float" office:value="3">
            <text:p text:style-name="P7">3</text:p>
          </table:table-cell>
          <table:table-cell table:style-name="表5.B2" office:value-type="string">
            <text:p text:style-name="P8">AAA</text:p>
          </table:table-cell>
        </table:table-row>
      </table:table>
      <text:p text:style-name="Text_20_body"/>
      <text:p text:style-name="P5">[next] “XXX”</text:p>
      <text:p text:style-name="Text_20_body"/>
      <text:p text:style-name="Standard"><text:span text:style-name="T3">[/ XXX]</text:span> </text:p>
      <text:p text:style-name="P15"/>
      <text:p text:style-name="Standard"><text:span text:style-name="T1">----------------------------------------- [TEMPLATE] 20190805_104416</text:span> </text:p>
      <text:p text:style-name="Standard"/>
      <text:p text:style-name="P2"><text:bookmark text:name="docs-internal-guid-a58d1be5-7fff-14a9-4299-cef0c4cc203c"/>------------------------------------------------------------</text:p>
      <text:p text:style-name="P3"><text:span text:style-name="T4">[XXX]</text:span><text:line-break/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float" office:value="1">
            <text:p text:style-name="P7">1</text:p>
          </table:table-cell>
          <table:table-cell table:style-name="表2.B1" office:value-type="string">
            <text:p text:style-name="P8">AAA</text:p>
          </table:table-cell>
        </table:table-row>
        <table:table-row>
          <table:table-cell table:style-name="表2.A2" office:value-type="float" office:value="2">
            <text:p text:style-name="P7">2</text:p>
          </table:table-cell>
          <table:table-cell table:style-name="表2.B2" office:value-type="string">
            <text:p text:style-name="P8">AAA</text:p>
          </table:table-cell>
        </table:table-row>
        <table:table-row>
          <table:table-cell table:style-name="表2.A2" office:value-type="float" office:value="3">
            <text:p text:style-name="P7">3</text:p>
          </table:table-cell>
          <table:table-cell table:style-name="表2.B2" office:value-type="string">
            <text:p text:style-name="P8">AAA</text:p>
          </table:table-cell>
        </table:table-row>
      </table:table>
      <text:p text:style-name="Text_20_body"/>
      <text:p text:style-name="P5">[next] “XXX”</text:p>
      <text:p text:style-name="Text_20_body"/>
      <text:p text:style-name="Standard"><text:span text:style-name="T3">[/ XXX]</text:span> </text:p>
      <text:p text:style-name="Text_20_body"/>
      <text:p text:style-name="P1"><text:bookmark text:name="docs-internal-guid-18214074-7fff-64cf-75e5-2ad3f6ba7f84"/>/ ----------------------------------------- [TEMPLATE] 20190805_104416 /</text:p>
      <text:p text:style-name="Text_20_body"/>
      <text:p text:style-name="Standard"><text:soft-page-break/><text:span text:style-name="T1">---------------------------------- [STEPS : word trans] 20190818_123614</text:span></text:p>
      <text:list xml:id="list5018867781279482729" text:style-name="L1">
        <text:list-item>
          <text:p text:style-name="P11"><text:span text:style-name="T1">odt</text:span></text:p>
          <text:list>
            <text:list-item>
              <text:p text:style-name="P11"><text:span text:style-name="T1">@word head</text:span></text:p>
            </text:list-item>
            <text:list-item>
              <text:p text:style-name="P11"><text:span text:style-name="T1">C – S - </text:span><text:span text:style-name="T2">→ (select word)</text:span></text:p>
            </text:list-item>
            <text:list-item>
              <text:p text:style-name="P11"><text:span text:style-name="T2">← (deselect tail space char)</text:span></text:p>
            </text:list-item>
            <text:list-item>
              <text:p text:style-name="P11"><text:span text:style-name="T2">C – c</text:span></text:p>
            </text:list-item>
            <text:list-item>
              <text:p text:style-name="P12"><text:span text:style-name="T1">→ &gt; ← (deselect, move to the tail)</text:span></text:p>
            </text:list-item>
            <text:list-item>
              <text:p text:style-name="P12"><text:span text:style-name="T1">“]”</text:span></text:p>
            </text:list-item>
            <text:list-item>
              <text:p text:style-name="P12"><text:span text:style-name="T1">==&gt; to trans page</text:span></text:p>
            </text:list-item>
          </text:list>
        </text:list-item>
        <text:list-item>
          <text:p text:style-name="P12"><text:span text:style-name="T1">trans</text:span></text:p>
          <text:list>
            <text:list-item>
              <text:p text:style-name="P12"><text:span text:style-name="T1">C – v (paste)</text:span></text:p>
            </text:list-item>
            <text:list-item>
              <text:p text:style-name="P12"><draw:frame draw:style-name="fr1" draw:name="グラフィックス1" text:anchor-type="paragraph" svg:x="3.512cm" svg:y="0.12cm" svg:width="0.852cm" svg:height="0.88cm" draw:z-index="0"><draw:image xlink:href="Pictures/10000000000000300000003339CD92AB.png" xlink:type="simple" xlink:show="embed" xlink:actuate="onLoad"/></draw:frame><text:span text:style-name="T1">click “”</text:span></text:p>
            </text:list-item>
            <text:list-item>
              <text:p text:style-name="P12"><draw:frame draw:style-name="fr1" draw:name="グラフィックス2" text:anchor-type="paragraph" svg:x="3.242cm" svg:y="0.168cm" svg:width="0.785cm" svg:height="0.836cm" draw:z-index="1"><draw:image xlink:href="Pictures/100000000000002B00000034AFD31B7E.png" xlink:type="simple" xlink:show="embed" xlink:actuate="onLoad"/></draw:frame><text:span text:style-name="T1">click </text:span></text:p>
            </text:list-item>
            <text:list-item>
              <text:p text:style-name="P12"><text:span text:style-name="T1">click → box of original word</text:span></text:p>
            </text:list-item>
            <text:list-item>
              <text:p text:style-name="P12"><text:span text:style-name="T1">==&gt; to odt</text:span></text:p>
            </text:list-item>
          </text:list>
        </text:list-item>
        <text:list-item>
          <text:p text:style-name="P12"><text:span text:style-name="T1">odt</text:span></text:p>
          <text:list>
            <text:list-item>
              <text:p text:style-name="P12"><text:span text:style-name="T1">C – v (paste)</text:span></text:p>
            </text:list-item>
            <text:list-item>
              <text:p text:style-name="P12"><text:span text:style-name="T1">C – S - ← x 2 (select the trans word)</text:span></text:p>
            </text:list-item>
            <text:list-item>
              <text:p text:style-name="P12"><draw:frame draw:style-name="fr1" draw:name="グラフィックス3" text:anchor-type="paragraph" svg:x="3.591cm" svg:y="0.265cm" svg:width="0.968cm" svg:height="0.787cm" draw:z-index="2"><draw:image xlink:href="Pictures/10000000000000370000002E33E9EF41.png" xlink:type="simple" xlink:show="embed" xlink:actuate="onLoad"/></draw:frame><text:span text:style-name="T1">click </text:span></text:p>
            </text:list-item>
            <text:list-item>
              <text:p text:style-name="P12"><text:span text:style-name="T1">C - → x 2 (to next word head)</text:span></text:p>
            </text:list-item>
          </text:list>
        </text:list-item>
      </text:list>
      <text:p text:style-name="Standard"><text:span text:style-name="T1"/></text:p>
      <text:p text:style-name="Standard"><text:span text:style-name="T1">/ ---------------------------------- [STEPS : word trans] 20190818_123614 /</text:span></text:p>
      <text:p text:style-name="Text_20_body"/>
      <text:p text:style-name="P1">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1T10:07:03.72</meta:creation-date>
    <dc:date>2019-08-18T12:48:19.85</dc:date>
    <dc:creator>iwabuchi ken</dc:creator>
    <meta:editing-duration>PT37M21S</meta:editing-duration>
    <meta:editing-cycles>5</meta:editing-cycles>
    <meta:generator>OpenOffice/4.1.3$Win32 OpenOffice.org_project/413m1$Build-9783</meta:generator>
    <meta:document-statistic meta:table-count="5" meta:image-count="3" meta:object-count="0" meta:page-count="3" meta:paragraph-count="71" meta:word-count="238" meta:character-count="1871"/>
  </office:meta>
</office:document-meta>
</file>